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language="en" fo:country="US" style:font-size-asian="12pt" style:font-size-complex="12pt"/>
    </style:style>
    <style:style style:name="P2" style:family="paragraph" style:parent-style-name="Standard">
      <style:text-properties fo:font-size="12pt" fo:language="en" fo:country="US" fo:font-style="italic" style:font-size-asian="12pt" style:font-style-asian="italic" style:font-size-complex="12pt"/>
    </style:style>
    <style:style style:name="P3" style:family="paragraph" style:parent-style-name="Standard" style:master-page-name="Standard">
      <style:paragraph-properties style:page-number="auto"/>
    </style:style>
    <style:style style:name="T1" style:family="text">
      <style:text-properties fo:font-size="12pt" fo:language="en" fo:country="US" style:font-size-asian="12pt" style:font-size-complex="12pt"/>
    </style:style>
    <style:style style:name="T2" style:family="text">
      <style:text-properties fo:font-size="18pt" fo:language="en" fo:country="US" style:font-size-asian="18pt" style:font-size-complex="18pt"/>
    </style:style>
    <style:style style:name="T3" style:family="text">
      <style:text-properties fo:font-size="12pt" fo:language="en" fo:country="US" style:font-size-asian="12pt" style:font-size-complex="12pt"/>
    </style:style>
    <style:style style:name="T4" style:family="text">
      <style:text-properties fo:font-size="12pt" fo:language="en" fo:country="US" fo:font-style="italic" style:font-size-asian="12pt" style:font-style-asian="italic" style:font-size-complex="12pt"/>
    </style:style>
    <style:style style:name="T5" style:family="text">
      <style:text-properties fo:font-size="12pt" fo:language="en" fo:country="US" fo:background-color="#ffff00" style:font-size-asian="12pt" style:font-size-complex="12pt"/>
    </style:style>
  </office:automatic-styles>
  <office:body>
    <office:text text:use-soft-page-breaks="true">
      <text:tracked-changes>
        <text:changed-region xml:id="ct231912792" text:id="ct231912792">
          <text:format-change>
            <office:change-info>
              <dc:creator>Alicia Valdés Rapado</dc:creator>
              <dc:date>2018-09-12T13:40:00</dc:date>
            </office:change-info>
          </text:format-change>
        </text:changed-region>
        <text:changed-region xml:id="ct231926624" text:id="ct231926624">
          <text:deletion>
            <office:change-info>
              <dc:creator>Alicia Valdés Rapado</dc:creator>
              <dc:date>2018-09-12T13:23:00</dc:date>
            </office:change-info>
            <text:p text:style-name="Standard"><text:span text:style-name="T1"/></text:p>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limate influences flowering time but not natural selection in a perennial herb</text:span></text:p>
      <text:p text:style-name="P2"/>
      <text:p text:style-name="Standard"><text:span text:style-name="T4">Introduction</text:span></text:p>
      <text:p text:style-name="Standard"><text:span text:style-name="T1">Global warming is rapidly changing the conditions for many organisms (REF). One important effect of rising temperatures is changes in the seasonal timing of life cycle events (REF). In many seasonal environments, timing constitutes the main way in which an organism can modify its interactions with the surrounding abiotic environment as well as with other species, and is crucial to survival. Variation in temperature can influence both the expression of traits associated with timing in a given genotype, and natural selection on these traits. While short-term, plastic, responses to increases in temperatures in terms of an earlier development are relatively well documented at the community, species and population level, we know less about how temperatures influence natural selection on timing (e.g. MacColl 20xx, REF; reviewer + Soay sheep). </text:span></text:p>
      <text:p text:style-name="Standard"><text:span text:style-name="T1">Traits like phenology might best be regarded as reaction norms to environmental factors, such as temperature. Phenological reaction norms to temperature are characterized by their slope, i.e. the sensitivity of phenology to temperature, and their elevation, i.e. their mean phenology over the temperature distribution. For most organisms in temperate seasonal environments, the slope of the thermal reaction norm, and phenotypic plastic responses to higher temperatures, correspond to an earlier phenology (REF …). <text:s/>In contrast, it is much less clear if and how temperatures influence natural selection on phenological reaction norms. … “</text:span><text:span text:style-name="T4">It has been argued that, given variation among individuals in trait values and fitness, high temperatures are likely influence selection on timing because of documented mismatches between adaptive optima and phenotypic means with a warming trend” (Gienapp et al. 2008, Marrot et al. 2016).</text:span><text:span text:style-name="T1"> … If higher temperatures favor a stronger response of phenology to temperatures, then we would expect selection for earlier phenology to be stronger at higher temperatures (i.e. selecting for a co-gradient response). On the other hand, if higher temperatures favor a weaker response, then we would expect selection for earlier phenology to be weaker at higher temperatures (i.e. selecting for a counter-gradient response). Lastly, if the benefits of different responses is independent of temperatures, then we would expect no relationship between temperature and natural selection on phenology. </text:span></text:p>
      <text:p text:style-name="Standard"><text:span text:style-name="T1">Several studies have investigated how responses to selection vary with temperature, e.g. in terms of patterns of local population adaptation along latitudinal or altitudinal gradients, or transplantations (REF ….). Some studies have also studies the relationship between temperature and natural selection directly (REF reviewed in </text:span><text:change-start text:change-id="ct231912792"/><text:span text:style-name="T5">Marrot et al. 2016</text:span><text:change-end text:change-id="ct231912792"/><text:span text:style-name="T1"> …). One approach to explore the effects of temperature on both trait expression and natural selection, is to simultaneously assess the relationships between temperature and phenotypic trait expression (plasticity), and between temperature and the covariance between traits and fitness (phenotypic selection). In this way ….</text:span></text:p>
      <text:p text:style-name="Standard"><text:soft-page-break/><text:span text:style-name="T1">To examine how climate simultaneously influences phenotypic responses and selection, we need not only temporally well replicated estimates of trait values and potential drivers, but also yearly estimates of phenotypic selection. In this study we use a long-term (22 years) data set for a population of the perennial herb </text:span><text:span text:style-name="T4">Lathyrus vernus</text:span><text:span text:style-name="T1"> to explore how trait expression and phenotypic selection on flowering time in a vary among years. Because the study species is long-lived and the turn-over of individuals within the study population is very low, changes in flowering phenology can be assumed to be mainly the result of phenotypic plasticity. Previous studies with this species … Ehrlén and Munzbergova 2009 … We recorded flowering times and fitness of xx-xxx individuals in each of 22 years and estimated selection gradients for flowering phenology. We addressed the following questions: (1) Does flowering time vary among years in response to spring temperature, (2) Does the direction and strength of phenotypic selection on flowering time vary among years? (How much? Is there a trend? Are patterns equal for indirect (selection differentials) and direct (selection gradients) selection?), and (3) Is variation in phenotypic selection among years related to spring temperatures or mean flowering phenology?</text:span></text:p>
      <text:p text:style-name="P1"/>
      <text:p text:style-name="P1"/>
      <text:p text:style-name="Standard"><text:span text:style-name="T4">Notes for analyses</text:span><text:span text:style-name="T1">: </text:span></text:p>
      <text:p text:style-name="Standard"><text:span text:style-name="T1">Do we want to include individual ID as a random factor?</text:span></text:p>
      <text:p text:style-name="Standard"><text:span text:style-name="T1">Do we want to examine changes in temperatures over a longer period than our study period, e.g. 1970-2017 – to see if April-May are actually getting warmer?</text:span></text:p>
      <text:p text:style-name="P2"/>
      <text:p text:style-name="Standard"><text:span text:style-name="T4">Note for discussion section</text:span><text:span text:style-name="T1">: </text:span></text:p>
      <text:p text:style-name="Standard"><text:bookmark text:name="_GoBack"/><text:span text:style-name="T1">For discussion of the absence of a counter-gradient pattern – stress that for species like L. vernus it is not the absolute length of the vegetation season that matters but the period from the onset of growing conditions to canopy closure.</text:span><text:change text:change-id="ct2319266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F" svg:font-family=""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sv" fo:country="S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2.3cm" style:writing-mode="page"/>
      <style:text-properties style:use-window-font-color="true" style:font-name="Calibri" fo:font-size="11pt" fo:language="sv" fo:country="S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F"/>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an Ehrlén</meta:initial-creator>
    <dc:creator>Alicia Valdés Rapado</dc:creator>
    <meta:editing-cycles>5</meta:editing-cycles>
    <meta:print-date>2018-08-29T06:21:00</meta:print-date>
    <meta:creation-date>2018-09-12T08:00:00</meta:creation-date>
    <dc:date>2018-09-12T13:40:44.14</dc:date>
    <meta:editing-duration>PT45S</meta:editing-duration>
    <meta:generator>OpenOffice/4.1.5$Win32 OpenOffice.org_project/415m1$Build-9789</meta:generator>
    <meta:document-statistic meta:table-count="0" meta:image-count="0" meta:object-count="0" meta:page-count="2" meta:paragraph-count="11" meta:word-count="742" meta:character-count="4946"/>
    <meta:user-defined meta:name="AppVersion">15.0000</meta:user-defined>
    <meta:user-defined meta:name="Company">Dept of Ecology, Environment and Plant Scien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